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24dc1" officeooo:paragraph-rsid="00124dc1" style:font-size-asian="12pt" style:font-size-complex="12pt"/>
    </style:style>
    <style:style style:name="P2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36fd1" officeooo:paragraph-rsid="00136fd1" style:font-size-asian="12pt" style:font-size-complex="12pt"/>
    </style:style>
    <style:style style:name="P3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size="12pt" fo:font-weight="bold" officeooo:rsid="00136fd1" officeooo:paragraph-rsid="00136fd1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size="12pt" fo:font-weight="bold" officeooo:rsid="0015c99d" officeooo:paragraph-rsid="0015c99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weight="bold" officeooo:rsid="00124dc1" officeooo:paragraph-rsid="00194f18" style:font-weight-asian="bold" style:font-weight-complex="bold"/>
    </style:style>
    <style:style style:name="P6" style:family="paragraph" style:parent-style-name="Standard">
      <style:paragraph-properties fo:margin-top="0cm" fo:margin-bottom="0.199cm" style:contextual-spacing="false" fo:line-height="100%" fo:text-align="justify" style:justify-single-word="false"/>
      <style:text-properties style:font-name="Arial" fo:font-size="14pt" fo:font-weight="bold" officeooo:rsid="00194f18" officeooo:paragraph-rsid="00194f18" style:font-size-asian="14pt" style:font-weight-asian="bold" style:font-size-complex="14pt" style:font-weight-complex="bold"/>
    </style:style>
    <style:style style:name="P7" style:family="paragraph" style:parent-style-name="Standard" style:master-page-name="">
      <style:paragraph-properties fo:margin-top="0cm" fo:margin-bottom="0.199cm" style:contextual-spacing="false" fo:line-height="100%" fo:text-align="justify" style:justify-single-word="false" style:page-number="auto">
        <style:tab-stops>
          <style:tab-stop style:position="2cm"/>
        </style:tab-stops>
      </style:paragraph-properties>
      <style:text-properties style:font-name="Arial" fo:font-size="12pt" officeooo:rsid="00124dc1" officeooo:paragraph-rsid="00124dc1" style:font-size-asian="12pt" style:font-size-complex="12pt"/>
    </style:style>
    <style:style style:name="P8" style:family="paragraph" style:parent-style-name="Standard" style:list-style-name="L1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Arial" fo:font-size="12pt" officeooo:rsid="00124dc1" officeooo:paragraph-rsid="00124dc1" style:font-size-asian="12pt" style:font-size-complex="12pt"/>
    </style:style>
    <style:style style:name="P9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24dc1" officeooo:paragraph-rsid="00124dc1" style:font-size-asian="12pt" style:font-size-complex="12pt"/>
    </style:style>
    <style:style style:name="P10" style:family="paragraph" style:parent-style-name="Standard" style:list-style-name="L1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24dc1" officeooo:paragraph-rsid="00136fd1" style:font-size-asian="12pt" style:font-size-complex="12pt"/>
    </style:style>
    <style:style style:name="P11" style:family="paragraph" style:parent-style-name="Standard" style:list-style-name="L2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36fd1" officeooo:paragraph-rsid="00136fd1" style:font-size-asian="12pt" style:font-size-complex="12pt"/>
    </style:style>
    <style:style style:name="P12" style:family="paragraph" style:parent-style-name="Standard" style:list-style-name="L2">
      <style:paragraph-properties fo:margin-top="0cm" fo:margin-bottom="0.199cm" style:contextual-spacing="false" fo:line-height="100%" fo:text-align="justify" style:justify-single-word="false"/>
      <style:text-properties style:font-name="Arial" fo:font-size="12pt" officeooo:rsid="00136fd1" officeooo:paragraph-rsid="00176f43" style:font-size-asian="12pt" style:font-size-complex="12pt"/>
    </style:style>
    <style:style style:name="P13" style:family="paragraph" style:parent-style-name="Standard" style:list-style-name="L3">
      <style:paragraph-properties fo:margin-top="0cm" fo:margin-bottom="0.199cm" style:contextual-spacing="false" fo:line-height="100%" fo:text-align="justify" style:justify-single-word="false"/>
      <style:text-properties officeooo:rsid="00136fd1" officeooo:paragraph-rsid="00136fd1"/>
    </style:style>
    <style:style style:name="P14" style:family="paragraph" style:parent-style-name="Standard" style:list-style-name="L3">
      <style:paragraph-properties fo:margin-top="0cm" fo:margin-bottom="0.199cm" style:contextual-spacing="false" fo:line-height="100%" fo:text-align="justify" style:justify-single-word="false"/>
      <style:text-properties officeooo:paragraph-rsid="00136fd1"/>
    </style:style>
    <style:style style:name="P15" style:family="paragraph" style:parent-style-name="Standard" style:list-style-name="L3">
      <style:paragraph-properties fo:margin-top="0cm" fo:margin-bottom="0.199cm" style:contextual-spacing="false" fo:line-height="100%" fo:text-align="justify" style:justify-single-word="false"/>
      <style:text-properties officeooo:paragraph-rsid="001387b5"/>
    </style:style>
    <style:style style:name="T1" style:family="text">
      <style:text-properties officeooo:rsid="00136fd1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36fd1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387b5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aa520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6fd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76f43" style:font-weight-asian="normal" style:font-weight-complex="normal"/>
    </style:style>
    <style:style style:name="T10" style:family="text">
      <style:text-properties fo:font-weight="normal" officeooo:rsid="00194f18" style:font-weight-asian="normal" style:font-weight-complex="normal"/>
    </style:style>
    <style:style style:name="T11" style:family="text">
      <style:text-properties fo:font-weight="normal" officeooo:rsid="001aa520" style:font-weight-asian="normal" style:font-weight-complex="normal"/>
    </style:style>
    <style:style style:name="T12" style:family="text">
      <style:text-properties officeooo:rsid="00194f18"/>
    </style:style>
    <style:style style:name="T13" style:family="text">
      <style:text-properties style:text-underline-style="none" fo:font-weight="normal" officeooo:rsid="00194f18" style:font-weight-asian="normal" style:font-weight-complex="normal"/>
    </style:style>
    <style:style style:name="T14" style:family="text">
      <style:text-properties officeooo:rsid="001aa52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mana del 13 al 17 de marzo.</text:p>
      <text:p text:style-name="P5">Tareas realizadas</text:p>
      <text:list xml:id="list8860769322213510176" text:style-name="L1">
        <text:list-item>
          <text:p text:style-name="P8">Interconexión de los equipos NFA N8975 y el puente LAN/GPIB E5810.</text:p>
        </text:list-item>
        <text:list-item>
          <text:p text:style-name="P9">Configuración para acceso LAN del equipo E5810.</text:p>
        </text:list-item>
        <text:list-item>
          <text:p text:style-name="P10">Documentación sobre figura de ruido con impedancias desadaptadas. </text:p>
        </text:list-item>
        <text:list-item>
          <text:p text:style-name="P9">Familiarización con el equipo NFA8975, se <text:span text:style-name="T1">realizaron</text:span> ensayos de medición de ruido.</text:p>
        </text:list-item>
        <text:list-item>
          <text:p text:style-name="P9">Recopilación de datos sobre fuentes de ruido de la serie N4000.</text:p>
        </text:list-item>
        <text:list-item>
          <text:p text:style-name="P9"><text:span text:style-name="T14">Instalación</text:span> del software de Agilent-Keysight (IO Libraries Suite, Connection Expert).</text:p>
        </text:list-item>
        <text:list-item>
          <text:p text:style-name="P9">Selección y pedido de componentes mecánicos para el prototipo</text:p>
        </text:list-item>
        <text:list-item>
          <text:p text:style-name="P9">Selección de circuitos integrados tentativos para el prototipo.</text:p>
        </text:list-item>
      </text:list>
      <text:p text:style-name="P1"/>
      <text:p text:style-name="P7"><text:span text:style-name="T6">1 </text:span><text:span text:style-name="T7">y 2</text:span><text:span text:style-name="T1"> </text:span>Se realizó conexión de red entre la PC y el puente LAN/GPIB E5810 por medio de un cable Ethernet cruzado. Se conecto el E5810 al NFA N8975 por medio del bus GPIB. Como pasa previo de la semana <text:span text:style-name="T12">2 (13/18 marzo)</text:span>, se instaló el software necesario en forma de librerías y controladores para permitir esta conexión con Windows XP virtualizado. Se logró comunicación exitosa con el N8975, a través de la interfaz web del E5810.</text:p>
      <text:p text:style-name="P1"><text:span text:style-name="T7">3</text:span><text:span text:style-name="T6"> </text:span>Se realizo lectura de material relativo a parámetros de dispersión, tipos de ganancia, cálculos de potencia disponible de la fuente y en carga en sistemas desacoplados, cálculos de figura de ruido en sistemas desacoplados. </text:p>
      <text:p text:style-name="P2"><text:span text:style-name="T6">4 </text:span>Se estudio manual de usuario en relación a configuración inicial, instalación de fuente de ruido, carga <text:span text:style-name="T12">automática </text:span>de datos de ENR y datos de temperatura <text:span text:style-name="T12">desde fuente de ruido</text:span>. Configuración de gráficas, ajustes de rangos. Se realizaron <text:span text:style-name="T12">ensayos en el equipo con las fuentes de ruido</text:span>.</text:p>
      <text:p text:style-name="P2"><text:span text:style-name="T6">5 </text:span>Se recopilaron datos técnicos sobre las <text:span text:style-name="T12">fuentes de ruido</text:span> de la serie N4000, entre ellos valores nominales y rangos de potencia de ruido, datos de uso de acuerdo a las características del DUT y formato de los archivos de ENR.</text:p>
      <text:p text:style-name="P2"><text:span text:style-name="T6">7 </text:span>Componentes mecánicos varios, entre ellos puertos GPIB (plug y <text:span text:style-name="T14">receptarle</text:span>).</text:p>
      <text:p text:style-name="P2"><text:span text:style-name="T6">8 </text:span>Búsqueda y primera selección de componentes.</text:p>
      <text:p text:style-name="P2">Como primera opción, se le dará prioridad a un microcontrolador que posea capacidad de conexión a Ethernet y conexión a un bus USB, <text:s/>de “baja a mediana complejidad”, de un fabricante reconocido que brinde una buena selección de herramientas de desarrollo de acceso libre.</text:p>
      <text:p text:style-name="P2">Como segunda opción, se usará un microcontrolador con capacidad de conexión a bus USB, se empleará entonces un IC periférico controlador de Ethernet, preferiblemente con soporte de capas MAC+PHY, y con stack TCP/IP en hardware.</text:p>
      <text:p text:style-name="P3">Primera opción:</text:p>
      <text:p text:style-name="P4">Microcontrolador<text:span text:style-name="T14">es</text:span></text:p>
      <text:list xml:id="list6590367257967861876" text:style-name="L2">
        <text:list-item>
          <text:p text:style-name="P11"><text:span text:style-name="T8">Microchip </text:span><text:span text:style-name="Strong_20_Emphasis"><text:span text:style-name="T8">PIC18F97J60, 8bits, </text:span></text:span><text:span text:style-name="Strong_20_Emphasis"><text:span text:style-name="T11">soporte Ethernet</text:span></text:span><text:span text:style-name="Strong_20_Emphasis"><text:span text:style-name="T8"> </text:span></text:span><text:span text:style-name="Strong_20_Emphasis"><text:span text:style-name="T11">(</text:span></text:span><text:span text:style-name="Strong_20_Emphasis"><text:span text:style-name="T8">MAC+PHY</text:span></text:span><text:span text:style-name="Strong_20_Emphasis"><text:span text:style-name="T11">)</text:span></text:span><text:span text:style-name="Strong_20_Emphasis"><text:span text:style-name="T8">.</text:span></text:span></text:p>
        </text:list-item>
        <text:list-item>
          <text:p text:style-name="P12"><text:span text:style-name="Strong_20_Emphasis"><text:span text:style-name="T9">NXP ARM Cortex M4F Kinetis K66 Sub-Family, 32 bits con soporte Ethernet (</text:span></text:span><text:span text:style-name="Strong_20_Emphasis"><text:span text:style-name="T11">solo </text:span></text:span><text:soft-page-break/><text:span text:style-name="Strong_20_Emphasis"><text:span text:style-name="T11">MAC, </text:span></text:span><text:span text:style-name="Strong_20_Emphasis"><text:span text:style-name="T13">capa</text:span></text:span><text:span text:style-name="Strong_20_Emphasis"><text:span text:style-name="T9"> PHY </text:span></text:span><text:span text:style-name="Strong_20_Emphasis"><text:span text:style-name="T10">externa</text:span></text:span><text:span text:style-name="Strong_20_Emphasis"><text:span text:style-name="T9">), soporte bus USB.</text:span></text:span></text:p>
        </text:list-item>
      </text:list>
      <text:p text:style-name="P3">Segunda opción:</text:p>
      <text:p text:style-name="P3">Microcontrolador: </text:p>
      <text:list xml:id="list9069935210353267989" text:style-name="L3">
        <text:list-item>
          <text:p text:style-name="P13"><text:span text:style-name="T3">M</text:span><text:span text:style-name="T2">icrochip PIC18F4550, 8 bits </text:span><text:span text:style-name="T5">soporte </text:span><text:span text:style-name="T2">USB 2.0.</text:span></text:p>
        </text:list-item>
        <text:list-item>
          <text:p text:style-name="P14"><text:span text:style-name="Strong_20_Emphasis"><text:span text:style-name="T3">Microchip PIC18F97J60, 8bits <text:s/>soporte </text:span></text:span><text:span text:style-name="Strong_20_Emphasis"><text:span text:style-name="T5">Ethernet (</text:span></text:span><text:span text:style-name="Strong_20_Emphasis"><text:span text:style-name="T3">MAC+PHY</text:span></text:span><text:span text:style-name="Strong_20_Emphasis"><text:span text:style-name="T5">)</text:span></text:span><text:span text:style-name="Strong_20_Emphasis"><text:span text:style-name="T3">.</text:span></text:span></text:p>
        </text:list-item>
        <text:list-item>
          <text:p text:style-name="P15"><text:span text:style-name="Strong_20_Emphasis"><text:span text:style-name="T4">NXP ARM Cortex M0 o ARM Cortex M4, 32 bits, </text:span></text:span><text:span text:style-name="Strong_20_Emphasis"><text:span text:style-name="T5">con soporte USB</text:span></text:span><text:span text:style-name="Strong_20_Emphasis"><text:span text:style-name="T4">.</text:span></text:span></text:p>
        </text:list-item>
        <text:list-item>
          <text:p text:style-name="P14"><text:span text:style-name="Strong_20_Emphasis"><text:span text:style-name="T3">Controlador Ethernet: Silicon Labs CP2201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0:34:35.890041612</meta:creation-date>
    <meta:generator>LibreOffice/4.2.8.2$Linux_x86 LibreOffice_project/420m0$Build-2</meta:generator>
    <dc:date>2017-03-27T10:51:33.153239921</dc:date>
    <meta:editing-duration>PT3M12S</meta:editing-duration>
    <meta:editing-cycles>5</meta:editing-cycles>
    <meta:document-statistic meta:table-count="0" meta:image-count="0" meta:object-count="0" meta:page-count="2" meta:paragraph-count="28" meta:word-count="460" meta:character-count="2829" meta:non-whitespace-character-count="2406"/>
  </office:meta>
</office:document-meta>
</file>